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things for the project report...</text:p>
      <text:p text:style-name="Standard"/>
      <text:p text:style-name="Standard"/>
      <text:p text:style-name="Standard"/>
      <text:p text:style-name="Standard">We have all researched PNG and APNG file format specificatons</text:p>
      <text:p text:style-name="Standard"/>
      <text:p text:style-name="Standard">We have created a diagram showing our proposed modular structure of the program</text:p>
      <text:p text:style-name="Standard"/>
      <text:p text:style-name="Standard">We have created a sample schema for the XML data our program will use</text:p>
      <text:p text:style-name="Standard"/>
      <text:p text:style-name="Standard">We have estimated the LOC for each module</text:p>
      <text:p text:style-name="Standard"/>
      <text:p text:style-name="Standard">We have documented our methods of version control and defect recording</text:p>
      <text:p text:style-name="Standard"/>
      <text:p text:style-name="Standard">We have counted lines of code from last semester to make a PROBE table</text:p>
      <text:p text:style-name="Standard"/>
      <text:p text:style-name="Standard">We have defined a few code standards and a coding style.</text:p>
      <text:p text:style-name="Standard"/>
      <text:p text:style-name="Standard">We have defined a standard way of commenting our pushes to the repository</text:p>
      <text:p text:style-name="Standard"/>
      <text:p text:style-name="Standard">We have worked on individual time logs and peer evalu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ye </meta:initial-creator>
    <meta:creation-date>2011-02-07T17:32:24</meta:creation-date>
    <meta:generator>OpenOffice.org/3.2$Linux OpenOffice.org_project/320m12$Build-9483</meta:generator>
    <dc:date>2011-02-07T17:44:43</dc:date>
    <dc:creator>Kye </dc:creator>
    <meta:editing-duration>PT00H12M03S</meta:editing-duration>
    <meta:editing-cycles>3</meta:editing-cycles>
    <meta:document-statistic meta:table-count="0" meta:image-count="0" meta:object-count="0" meta:page-count="1" meta:paragraph-count="10" meta:word-count="110" meta:character-count="615"/>
  </office:meta>
</office:document-meta>
</file>